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36b53" officeooo:paragraph-rsid="00036b53"/>
    </style:style>
    <style:style style:name="P2" style:family="paragraph" style:parent-style-name="Standard">
      <style:paragraph-properties fo:text-align="start" style:justify-single-word="false"/>
      <style:text-properties officeooo:rsid="00036b53" officeooo:paragraph-rsid="00036b53"/>
    </style:style>
    <style:style style:name="P3" style:family="paragraph" style:parent-style-name="Standard">
      <style:paragraph-properties fo:text-align="start" style:justify-single-word="false"/>
      <style:text-properties officeooo:rsid="0005241f" officeooo:paragraph-rsid="0005241f"/>
    </style:style>
    <style:style style:name="P4" style:family="paragraph" style:parent-style-name="Standard">
      <style:paragraph-properties fo:text-align="start" style:justify-single-word="false"/>
      <style:text-properties officeooo:rsid="00074488" officeooo:paragraph-rsid="000744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S498 Midterm Study</text:p>
      <text:p text:style-name="P1"/>
      <text:p text:style-name="P2">My biases? Formed through trauma:</text:p>
      <text:p text:style-name="P2"/>
      <text:p text:style-name="P2">Only bad process is one not used.</text:p>
      <text:p text:style-name="P2"/>
      <text:p text:style-name="P2">Looking for a compelling response just as much as a software engineering understanding. </text:p>
      <text:p text:style-name="P2"/>
      <text:p text:style-name="P3">Software can change/adapt.</text:p>
      <text:p text:style-name="P3"/>
      <text:p text:style-name="P4">Look at websites from monday – friday. </text:p>
      <text:p text:style-name="P4"/>
      <text:p text:style-name="P4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9T12:07:21.693976762</meta:creation-date>
    <dc:date>2022-03-09T12:45:11.449332677</dc:date>
    <meta:editing-duration>PT27M39S</meta:editing-duration>
    <meta:editing-cycles>4</meta:editing-cycles>
    <meta:generator>LibreOffice/7.2.5.2$Linux_X86_64 LibreOffice_project/20$Build-2</meta:generator>
    <meta:document-statistic meta:table-count="0" meta:image-count="0" meta:object-count="0" meta:page-count="1" meta:paragraph-count="6" meta:word-count="37" meta:character-count="238" meta:non-whitespace-character-count="204"/>
  </office:meta>
</office:document-meta>
</file>